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c92f" officeooo:paragraph-rsid="0004c92f"/>
    </style:style>
    <style:style style:name="P2" style:family="paragraph" style:parent-style-name="Standard" style:list-style-name="L2">
      <style:text-properties officeooo:rsid="0004c92f" officeooo:paragraph-rsid="0004c92f"/>
    </style:style>
    <style:style style:name="P3" style:family="paragraph" style:parent-style-name="Standard">
      <style:text-properties fo:font-size="18pt" officeooo:rsid="0004c92f" officeooo:paragraph-rsid="0004c92f" style:font-size-asian="18pt" style:font-size-complex="18pt"/>
    </style:style>
    <style:style style:name="P4" style:family="paragraph" style:parent-style-name="Standard">
      <style:text-properties fo:font-size="12pt" officeooo:rsid="0004c92f" officeooo:paragraph-rsid="0004c92f" style:font-size-asian="10.5pt" style:font-size-complex="12pt"/>
    </style:style>
    <style:style style:name="P5" style:family="paragraph" style:parent-style-name="Standard" style:list-style-name="L1">
      <style:text-properties fo:font-size="12pt" officeooo:rsid="0004c92f" officeooo:paragraph-rsid="0004c92f" style:font-size-asian="10.5pt" style:font-size-complex="12pt"/>
    </style:style>
    <style:style style:name="T1" style:family="text">
      <style:text-properties fo:font-size="12pt" style:font-size-asian="10.5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duktdokumentasjon</text:p>
      <text:p text:style-name="P3"/>
      <text:p text:style-name="P4">Forside</text:p>
      <text:p text:style-name="P4">Innholdsfortegnelse</text:p>
      <text:p text:style-name="P4">Introduksjon</text:p>
      <text:p text:style-name="P4">Om datastrukter. Med uml av klassehierakier. </text:p>
      <text:p text:style-name="P4">De ulike pakkene:</text:p>
      <text:list xml:id="list960248032334855241" text:style-name="L2">
        <text:list-item>
          <text:p text:style-name="P2"><text:span text:style-name="T1">model.claim</text:span></text:p>
        </text:list-item>
        <text:list-item>
          <text:p text:style-name="P2"><text:span text:style-name="T1">model.insurance</text:span></text:p>
        </text:list-item>
        <text:list-item>
          <text:p text:style-name="P2"><text:span text:style-name="T1">model.person</text:span></text:p>
        </text:list-item>
        <text:list-item>
          <text:p text:style-name="P2"><text:span text:style-name="T1">model.search</text:span></text:p>
        </text:list-item>
        <text:list-item>
          <text:p text:style-name="P2"><text:span text:style-name="T1">model</text:span></text:p>
        </text:list-item>
      </text:list>
      <text:list xml:id="list3889572860523300156" text:style-name="L1">
        <text:list-item>
          <text:p text:style-name="P5">view.concrete</text:p>
        </text:list-item>
        <text:list-item>
          <text:p text:style-name="P5">view.form</text:p>
        </text:list-item>
        <text:list-item>
          <text:p text:style-name="P5">view.menubar</text:p>
        </text:list-item>
        <text:list-item>
          <text:p text:style-name="P5">view.scene</text:p>
        </text:list-item>
        <text:list-item>
          <text:p text:style-name="P5">view.stage</text:p>
        </text:list-item>
        <text:list-item>
          <text:p text:style-name="P5">view.table</text:p>
        </text:list-item>
        <text:list-item>
          <text:p text:style-name="P5">view</text:p>
        </text:list-item>
        <text:list-item>
          <text:p text:style-name="P5">controller</text:p>
        </text:list-item>
        <text:list-item>
          <text:p text:style-name="P5">config</text:p>
        </text:list-item>
        <text:list-item>
          <text:p text:style-name="P5">localization</text:p>
        </text:list-item>
        <text:list-item>
          <text:p text:style-name="P5">validator</text:p>
        </text:list-item>
        <text:list-item>
          <text:p text:style-name="P5">preferences</text:p>
        </text:list-item>
      </text:list>
      <text:p text:style-name="P4">Usecases med skjermbilder</text:p>
      <text:p text:style-name="P4">Noe om modulariteten, med utvidelsesmuligheter</text:p>
      <text:p text:style-name="P4">Noe om testing</text:p>
      <text:p text:style-name="P4"/>
      <text:p text:style-name="P4"/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22:03:13.868000000</meta:creation-date>
    <dc:date>2015-05-11T22:13:19.115000000</dc:date>
    <meta:editing-duration>PT10M6S</meta:editing-duration>
    <meta:editing-cycles>1</meta:editing-cycles>
    <meta:document-statistic meta:table-count="0" meta:image-count="0" meta:object-count="0" meta:page-count="1" meta:paragraph-count="26" meta:word-count="58" meta:character-count="393" meta:non-whitespace-character-count="377"/>
    <meta:generator>LibreOffice/4.4.2.2$Windows_x86 LibreOffice_project/c4c7d32d0d49397cad38d62472b0bc8acff48dd6</meta:generator>
  </office:meta>
</office:document-meta>
</file>